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4.486cm"/>
    </style:style>
    <style:style style:name="co4" style:family="table-column">
      <style:table-column-properties fo:break-before="auto" style:column-width="3.764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5.357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3.616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3.297cm"/>
    </style:style>
    <style:style style:name="co11" style:family="table-column">
      <style:table-column-properties fo:break-before="auto" style:column-width="3.254cm"/>
    </style:style>
    <style:style style:name="co12" style:family="table-column">
      <style:table-column-properties fo:break-before="auto" style:column-width="4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393cm" svg:height="12.106cm" svg:x="31.536cm" svg:y="12.81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755cm" svg:height="14.535cm" svg:x="59.969cm" svg:y="11.687cm">
            <draw:object draw:notify-on-update-of-ranges="Sheet1.D14:Sheet1.D14 Sheet1.D15:Sheet1.D20 Sheet1.J14:Sheet1.J14 Sheet1.J15:Sheet1.J20 Sheet1.P14:Sheet1.P14 Sheet1.P15:Sheet1.P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654cm" svg:height="13.445cm" svg:x="79.701cm" svg:y="25.387cm">
            <draw:object draw:notify-on-update-of-ranges="Sheet1.E14:Sheet1.E14 Sheet1.E15:Sheet1.E20 Sheet1.K14:Sheet1.K14 Sheet1.K15:Sheet1.K20 Sheet1.Q14:Sheet1.Q14 Sheet1.Q15:Sheet1.Q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1.074cm" svg:height="13.46cm" svg:x="93.769cm" svg:y="11.483cm">
            <draw:object draw:notify-on-update-of-ranges="Sheet1.L14:Sheet1.L14 Sheet1.L15:Sheet1.L20 Sheet1.R14:Sheet1.R14 Sheet1.R15:Sheet1.R20 Sheet1.T14:Sheet1.T14 Sheet1.T15:Sheet1.T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Proposed BMP Encryption</text:p>
          </table:table-cell>
          <table:table-cell office:value-type="string" calcext:value-type="string">
            <text:p>Proposed BMP Decryption</text:p>
          </table:table-cell>
          <table:table-cell office:value-type="string" calcext:value-type="string">
            <text:p>RSA BMP Encryption</text:p>
          </table:table-cell>
          <table:table-cell office:value-type="string" calcext:value-type="string">
            <text:p>RSA BMP Decryption</text:p>
          </table:table-cell>
          <table:table-cell office:value-type="string" calcext:value-type="string">
            <text:p>CBC BMP Encryption</text:p>
          </table:table-cell>
          <table:table-cell office:value-type="string" calcext:value-type="string">
            <text:p>CBC BMP Decryption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Proposed</text:p>
          </table:table-cell>
          <table:table-cell office:value-type="string" calcext:value-type="string">
            <text:p>CB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1.01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8274" calcext:value-type="float">
            <text:p>0.8274</text:p>
          </table:table-cell>
          <table:table-cell office:value-type="float" office:value="1.6225" calcext:value-type="float">
            <text:p>1.622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39" calcext:value-type="float">
            <text:p>0.2139</text:p>
          </table:table-cell>
          <table:table-cell table:formula="of:=SUM([.D5];[.E5])" office:value-type="float" office:value="2.4499" calcext:value-type="float">
            <text:p>2.4499</text:p>
          </table:table-cell>
          <table:table-cell table:formula="of:=SUM([.B5];[.C5])" office:value-type="float" office:value="1.6246" calcext:value-type="float">
            <text:p>1.6246</text:p>
          </table:table-cell>
          <table:table-cell table:formula="of:=SUM([.F5];[.G5])" office:value-type="float" office:value="0.4219" calcext:value-type="float">
            <text:p>0.4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1.03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8421" calcext:value-type="float">
            <text:p>0.8421</text:p>
          </table:table-cell>
          <table:table-cell office:value-type="float" office:value="1.7666" calcext:value-type="float">
            <text:p>1.7666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171" calcext:value-type="float">
            <text:p>0.2171</text:p>
          </table:table-cell>
          <table:table-cell table:formula="of:=SUM([.D6];[.E6])" office:value-type="float" office:value="2.6087" calcext:value-type="float">
            <text:p>2.6087</text:p>
          </table:table-cell>
          <table:table-cell table:formula="of:=SUM([.B6];[.C6])" office:value-type="float" office:value="1.6495" calcext:value-type="float">
            <text:p>1.6495</text:p>
          </table:table-cell>
          <table:table-cell table:formula="of:=SUM([.F6];[.G6])" office:value-type="float" office:value="0.4259" calcext:value-type="float">
            <text:p>0.42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1.0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7938" calcext:value-type="float">
            <text:p>0.7938</text:p>
          </table:table-cell>
          <table:table-cell office:value-type="float" office:value="1.6849" calcext:value-type="float">
            <text:p>1.6849</text:p>
          </table:table-cell>
          <table:table-cell office:value-type="float" office:value="0.2282" calcext:value-type="float">
            <text:p>0.2282</text:p>
          </table:table-cell>
          <table:table-cell office:value-type="float" office:value="0.2109" calcext:value-type="float">
            <text:p>0.2109</text:p>
          </table:table-cell>
          <table:table-cell table:formula="of:=SUM([.D7];[.E7])" office:value-type="float" office:value="2.4787" calcext:value-type="float">
            <text:p>2.4787</text:p>
          </table:table-cell>
          <table:table-cell table:formula="of:=SUM([.B7];[.C7])" office:value-type="float" office:value="1.5888" calcext:value-type="float">
            <text:p>1.5888</text:p>
          </table:table-cell>
          <table:table-cell table:formula="of:=SUM([.F7];[.G7])" office:value-type="float" office:value="0.4391" calcext:value-type="float">
            <text:p>0.4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2.0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796" calcext:value-type="float">
            <text:p>0.796</text:p>
          </table:table-cell>
          <table:table-cell office:value-type="float" office:value="1.7311" calcext:value-type="float">
            <text:p>1.731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6" calcext:value-type="float">
            <text:p>0.2156</text:p>
          </table:table-cell>
          <table:table-cell table:formula="of:=SUM([.D8];[.E8])" office:value-type="float" office:value="2.5271" calcext:value-type="float">
            <text:p>2.5271</text:p>
          </table:table-cell>
          <table:table-cell table:formula="of:=SUM([.B8];[.C8])" office:value-type="float" office:value="1.6022" calcext:value-type="float">
            <text:p>1.6022</text:p>
          </table:table-cell>
          <table:table-cell table:formula="of:=SUM([.F8];[.G8])" office:value-type="float" office:value="0.4296" calcext:value-type="float">
            <text:p>0.42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2.0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8197" calcext:value-type="float">
            <text:p>0.8197</text:p>
          </table:table-cell>
          <table:table-cell office:value-type="float" office:value="1.6653" calcext:value-type="float">
            <text:p>1.6653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2072" calcext:value-type="float">
            <text:p>0.2072</text:p>
          </table:table-cell>
          <table:table-cell table:formula="of:=SUM([.D9];[.E9])" office:value-type="float" office:value="2.485" calcext:value-type="float">
            <text:p>2.485</text:p>
          </table:table-cell>
          <table:table-cell table:formula="of:=SUM([.B9];[.C9])" office:value-type="float" office:value="1.6222" calcext:value-type="float">
            <text:p>1.6222</text:p>
          </table:table-cell>
          <table:table-cell table:formula="of:=SUM([.F9];[.G9])" office:value-type="float" office:value="0.42" calcext:value-type="float">
            <text:p>0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2.06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7873" calcext:value-type="float">
            <text:p>0.7873</text:p>
          </table:table-cell>
          <table:table-cell office:value-type="float" office:value="0.8066" calcext:value-type="float">
            <text:p>0.8066</text:p>
          </table:table-cell>
          <table:table-cell office:value-type="float" office:value="1.798" calcext:value-type="float">
            <text:p>1.798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376" calcext:value-type="float">
            <text:p>0.2376</text:p>
          </table:table-cell>
          <table:table-cell table:formula="of:=SUM([.D10];[.E10])" office:value-type="float" office:value="2.6046" calcext:value-type="float">
            <text:p>2.6046</text:p>
          </table:table-cell>
          <table:table-cell table:formula="of:=SUM([.B10];[.C10])" office:value-type="float" office:value="1.6245" calcext:value-type="float">
            <text:p>1.6245</text:p>
          </table:table-cell>
          <table:table-cell table:formula="of:=SUM([.F10];[.G10])" office:value-type="float" office:value="0.45" calcext:value-type="float">
            <text:p>0.45</text:p>
          </table:table-cell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CBC BMP RMSE 1</text:p>
          </table:table-cell>
          <table:table-cell office:value-type="string" calcext:value-type="string">
            <text:p><text:span text:style-name="T1">CBC </text:span>BMP RMSE 2</text:p>
          </table:table-cell>
          <table:table-cell office:value-type="string" calcext:value-type="string">
            <text:p><text:span text:style-name="T1">CBC </text:span>BMP NPCR</text:p>
          </table:table-cell>
          <table:table-cell office:value-type="string" calcext:value-type="string">
            <text:p><text:span text:style-name="T1">CBC </text:span>BMP UACI</text:p>
          </table:table-cell>
          <table:table-cell/>
          <table:table-cell office:value-type="string" calcext:value-type="string">
            <text:p><text:span text:style-name="T1">CBC </text:span>BMP DEC Correlation</text:p>
          </table:table-cell>
          <table:table-cell office:value-type="string" calcext:value-type="string">
            <text:p>Proposed BMP RMSE 1</text:p>
          </table:table-cell>
          <table:table-cell office:value-type="string" calcext:value-type="string">
            <text:p><text:span text:style-name="T1">Proposed </text:span>BMP RMSE 2</text:p>
          </table:table-cell>
          <table:table-cell office:value-type="string" calcext:value-type="string">
            <text:p><text:span text:style-name="T1">Proposed </text:span>BMP NPCR</text:p>
          </table:table-cell>
          <table:table-cell office:value-type="string" calcext:value-type="string">
            <text:p><text:span text:style-name="T1">Proposed </text:span>BMP UACI</text:p>
          </table:table-cell>
          <table:table-cell office:value-type="string" calcext:value-type="string">
            <text:p><text:span text:style-name="T1">Proposed </text:span>BMP ENC Correlation</text:p>
          </table:table-cell>
          <table:table-cell office:value-type="string" calcext:value-type="string">
            <text:p><text:span text:style-name="T1">Proposed </text:span>BMP DEC Correlation</text:p>
          </table:table-cell>
          <table:table-cell office:value-type="string" calcext:value-type="string">
            <text:p>RSA BMP RMSE 1</text:p>
          </table:table-cell>
          <table:table-cell office:value-type="string" calcext:value-type="string">
            <text:p><text:span text:style-name="T1">RSA </text:span>BMP RMSE 2</text:p>
          </table:table-cell>
          <table:table-cell office:value-type="string" calcext:value-type="string">
            <text:p><text:span text:style-name="T1">RSA </text:span>BMP NPCR</text:p>
          </table:table-cell>
          <table:table-cell office:value-type="string" calcext:value-type="string">
            <text:p><text:span text:style-name="T1">RSA </text:span>BMP UACI</text:p>
          </table:table-cell>
          <table:table-cell office:value-type="string" calcext:value-type="string">
            <text:p><text:span text:style-name="T1">RSA </text:span>BMP ENC Correlation</text:p>
          </table:table-cell>
          <table:table-cell office:value-type="string" calcext:value-type="string">
            <text:p><text:span text:style-name="T1">RSA </text:span>BMP DEC Correlation</text:p>
          </table:table-cell>
          <table:table-cell office:value-type="string" calcext:value-type="string">
            <text:p><text:span text:style-name="T1">CBC </text:span>BMP ENC Correlation</text:p>
          </table:table-cell>
        </table:table-row>
        <table:table-row table:style-name="ro1">
          <table:table-cell office:value-type="string" calcext:value-type="string">
            <text:p>4.1.01</text:p>
          </table:table-cell>
          <table:table-cell office:value-type="float" office:value="578520335.621439" calcext:value-type="float">
            <text:p>578520335.621439</text:p>
          </table:table-cell>
          <table:table-cell office:value-type="float" office:value="105.592661539713" calcext:value-type="float">
            <text:p>105.592661539713</text:p>
          </table:table-cell>
          <table:table-cell office:value-type="float" office:value="99.6297200520833" calcext:value-type="float">
            <text:p>99.6297200520833</text:p>
          </table:table-cell>
          <table:table-cell office:value-type="float" office:value="31.448304419424" calcext:value-type="float">
            <text:p>31.448304419424</text:p>
          </table:table-cell>
          <table:table-cell/>
          <table:table-cell office:value-type="float" office:value="0.958803053847084" calcext:value-type="float">
            <text:p>0.958803053847084</text:p>
          </table:table-cell>
          <table:table-cell office:value-type="float" office:value="577218469.945165" calcext:value-type="float">
            <text:p>577218469.945165</text:p>
          </table:table-cell>
          <table:table-cell office:value-type="float" office:value="105.667419433593" calcext:value-type="float">
            <text:p>105.667419433593</text:p>
          </table:table-cell>
          <table:table-cell office:value-type="float" office:value="99.6180216471354" calcext:value-type="float">
            <text:p>99.6180216471354</text:p>
          </table:table-cell>
          <table:table-cell office:value-type="float" office:value="31.0163909313725" calcext:value-type="float">
            <text:p>31.0163909313725</text:p>
          </table:table-cell>
          <table:table-cell office:value-type="float" office:value="0.00962489399020106" calcext:value-type="float">
            <text:p>0.009624893990201</text:p>
          </table:table-cell>
          <table:table-cell office:value-type="float" office:value="0.958803053847084" calcext:value-type="float">
            <text:p>0.958803053847084</text:p>
          </table:table-cell>
          <table:table-cell office:value-type="float" office:value="420696531.582311" calcext:value-type="float">
            <text:p>420696531.582311</text:p>
          </table:table-cell>
          <table:table-cell office:value-type="float" office:value="97.7819671630859" calcext:value-type="float">
            <text:p>97.7819671630859</text:p>
          </table:table-cell>
          <table:table-cell office:value-type="float" office:value="96.0057576497395" calcext:value-type="float">
            <text:p>96.0057576497395</text:p>
          </table:table-cell>
          <table:table-cell office:value-type="float" office:value="25.3968302408854" calcext:value-type="float">
            <text:p>25.3968302408854</text:p>
          </table:table-cell>
          <table:table-cell office:value-type="float" office:value="0.121260868416091" calcext:value-type="float">
            <text:p>0.121260868416091</text:p>
          </table:table-cell>
          <table:table-cell office:value-type="float" office:value="0.958803053847084" calcext:value-type="float">
            <text:p>0.958803053847084</text:p>
          </table:table-cell>
          <table:table-cell office:value-type="float" office:value="0.0135418863030177" calcext:value-type="float">
            <text:p>0.013541886303018</text:p>
          </table:table-cell>
        </table:table-row>
        <table:table-row table:style-name="ro1">
          <table:table-cell office:value-type="string" calcext:value-type="string">
            <text:p>4.1.03</text:p>
          </table:table-cell>
          <table:table-cell office:value-type="float" office:value="285308592.515202" calcext:value-type="float">
            <text:p>285308592.515202</text:p>
          </table:table-cell>
          <table:table-cell office:value-type="float" office:value="105.466801961263" calcext:value-type="float">
            <text:p>105.466801961263</text:p>
          </table:table-cell>
          <table:table-cell office:value-type="float" office:value="99.6139526367187" calcext:value-type="float">
            <text:p>99.6139526367187</text:p>
          </table:table-cell>
          <table:table-cell office:value-type="float" office:value="21.0816925647212" calcext:value-type="float">
            <text:p>21.0816925647212</text:p>
          </table:table-cell>
          <table:table-cell/>
          <table:table-cell office:value-type="float" office:value="0.936933843878322" calcext:value-type="float">
            <text:p>0.936933843878322</text:p>
          </table:table-cell>
          <table:table-cell office:value-type="float" office:value="283055589.99883" calcext:value-type="float">
            <text:p>283055589.99883</text:p>
          </table:table-cell>
          <table:table-cell office:value-type="float" office:value="105.504786173502" calcext:value-type="float">
            <text:p>105.504786173502</text:p>
          </table:table-cell>
          <table:table-cell office:value-type="float" office:value="99.5981852213541" calcext:value-type="float">
            <text:p>99.5981852213541</text:p>
          </table:table-cell>
          <table:table-cell office:value-type="float" office:value="18.6082727768841" calcext:value-type="float">
            <text:p>18.6082727768841</text:p>
          </table:table-cell>
          <table:table-cell office:value-type="float" office:value="0.0122549439432112" calcext:value-type="float">
            <text:p>0.012254943943211</text:p>
          </table:table-cell>
          <table:table-cell office:value-type="float" office:value="0.936933843878322" calcext:value-type="float">
            <text:p>0.936933843878322</text:p>
          </table:table-cell>
          <table:table-cell office:value-type="float" office:value="193113352.197255" calcext:value-type="float">
            <text:p>193113352.197255</text:p>
          </table:table-cell>
          <table:table-cell office:value-type="float" office:value="94.3351745605468" calcext:value-type="float">
            <text:p>94.3351745605468</text:p>
          </table:table-cell>
          <table:table-cell office:value-type="float" office:value="99.993896484375" calcext:value-type="float">
            <text:p>99.993896484375</text:p>
          </table:table-cell>
          <table:table-cell office:value-type="float" office:value="14.2460722081801" calcext:value-type="float">
            <text:p>14.2460722081801</text:p>
          </table:table-cell>
          <table:table-cell office:value-type="float" office:value="0.102741523420732" calcext:value-type="float">
            <text:p>0.102741523420732</text:p>
          </table:table-cell>
          <table:table-cell office:value-type="float" office:value="0.936933843878322" calcext:value-type="float">
            <text:p>0.936933843878322</text:p>
          </table:table-cell>
          <table:table-cell office:value-type="float" office:value="0.0131989408401511" calcext:value-type="float">
            <text:p>0.013198940840151</text:p>
          </table:table-cell>
        </table:table-row>
        <table:table-row table:style-name="ro1">
          <table:table-cell office:value-type="string" calcext:value-type="string">
            <text:p>4.1.04</text:p>
          </table:table-cell>
          <table:table-cell office:value-type="float" office:value="353511212.045171" calcext:value-type="float">
            <text:p>353511212.045171</text:p>
          </table:table-cell>
          <table:table-cell office:value-type="float" office:value="105.82615661621" calcext:value-type="float">
            <text:p>105.82615661621</text:p>
          </table:table-cell>
          <table:table-cell office:value-type="float" office:value="99.6195475260416" calcext:value-type="float">
            <text:p>99.6195475260416</text:p>
          </table:table-cell>
          <table:table-cell office:value-type="float" office:value="22.5037458831188" calcext:value-type="float">
            <text:p>22.5037458831188</text:p>
          </table:table-cell>
          <table:table-cell/>
          <table:table-cell office:value-type="float" office:value="0.924366794943731" calcext:value-type="float">
            <text:p>0.924366794943731</text:p>
          </table:table-cell>
          <table:table-cell office:value-type="float" office:value="351821297.638117" calcext:value-type="float">
            <text:p>351821297.638117</text:p>
          </table:table-cell>
          <table:table-cell office:value-type="float" office:value="105.844716389973" calcext:value-type="float">
            <text:p>105.844716389973</text:p>
          </table:table-cell>
          <table:table-cell office:value-type="float" office:value="99.6149698893229" calcext:value-type="float">
            <text:p>99.6149698893229</text:p>
          </table:table-cell>
          <table:table-cell office:value-type="float" office:value="22.7157712450214" calcext:value-type="float">
            <text:p>22.7157712450214</text:p>
          </table:table-cell>
          <table:table-cell office:value-type="float" office:value="0.00752374101620111" calcext:value-type="float">
            <text:p>0.007523741016201</text:p>
          </table:table-cell>
          <table:table-cell office:value-type="float" office:value="0.924366794943731" calcext:value-type="float">
            <text:p>0.924366794943731</text:p>
          </table:table-cell>
          <table:table-cell office:value-type="float" office:value="348827319.187535" calcext:value-type="float">
            <text:p>348827319.187535</text:p>
          </table:table-cell>
          <table:table-cell office:value-type="float" office:value="109.675333658854" calcext:value-type="float">
            <text:p>109.675333658854</text:p>
          </table:table-cell>
          <table:table-cell office:value-type="float" office:value="99.036153157552" calcext:value-type="float">
            <text:p>99.036153157552</text:p>
          </table:table-cell>
          <table:table-cell office:value-type="float" office:value="22.3478010589001" calcext:value-type="float">
            <text:p>22.3478010589001</text:p>
          </table:table-cell>
          <table:table-cell office:value-type="float" office:value="0.166735056498593" calcext:value-type="float">
            <text:p>0.166735056498593</text:p>
          </table:table-cell>
          <table:table-cell office:value-type="float" office:value="0.924366794943731" calcext:value-type="float">
            <text:p>0.924366794943731</text:p>
          </table:table-cell>
          <table:table-cell office:value-type="float" office:value="0.0147077438391046" calcext:value-type="float">
            <text:p>0.014707743839105</text:p>
          </table:table-cell>
        </table:table-row>
        <table:table-row table:style-name="ro1">
          <table:table-cell office:value-type="string" calcext:value-type="string">
            <text:p>4.2.01</text:p>
          </table:table-cell>
          <table:table-cell office:value-type="float" office:value="483028323.562688" calcext:value-type="float">
            <text:p>483028323.562688</text:p>
          </table:table-cell>
          <table:table-cell office:value-type="float" office:value="105.498194376628" calcext:value-type="float">
            <text:p>105.498194376628</text:p>
          </table:table-cell>
          <table:table-cell office:value-type="float" office:value="99.6175130208333" calcext:value-type="float">
            <text:p>99.6175130208333</text:p>
          </table:table-cell>
          <table:table-cell office:value-type="float" office:value="23.8047640931373" calcext:value-type="float">
            <text:p>23.8047640931373</text:p>
          </table:table-cell>
          <table:table-cell/>
          <table:table-cell office:value-type="float" office:value="0.971119850466666" calcext:value-type="float">
            <text:p>0.971119850466666</text:p>
          </table:table-cell>
          <table:table-cell office:value-type="float" office:value="481868915.531616" calcext:value-type="float">
            <text:p>481868915.531616</text:p>
          </table:table-cell>
          <table:table-cell office:value-type="float" office:value="105.596694946289" calcext:value-type="float">
            <text:p>105.596694946289</text:p>
          </table:table-cell>
          <table:table-cell office:value-type="float" office:value="99.6088663736979" calcext:value-type="float">
            <text:p>99.6088663736979</text:p>
          </table:table-cell>
          <table:table-cell office:value-type="float" office:value="23.8518628887102" calcext:value-type="float">
            <text:p>23.8518628887102</text:p>
          </table:table-cell>
          <table:table-cell office:value-type="float" office:value="0.0132202200838464" calcext:value-type="float">
            <text:p>0.013220220083846</text:p>
          </table:table-cell>
          <table:table-cell office:value-type="float" office:value="0.971119850466666" calcext:value-type="float">
            <text:p>0.971119850466666</text:p>
          </table:table-cell>
          <table:table-cell office:value-type="float" office:value="404343904.210526" calcext:value-type="float">
            <text:p>404343904.210526</text:p>
          </table:table-cell>
          <table:table-cell office:value-type="float" office:value="116.94731648763" calcext:value-type="float">
            <text:p>116.94731648763</text:p>
          </table:table-cell>
          <table:table-cell office:value-type="float" office:value="97.3236083984375" calcext:value-type="float">
            <text:p>97.3236083984375</text:p>
          </table:table-cell>
          <table:table-cell office:value-type="float" office:value="20.8785053327972" calcext:value-type="float">
            <text:p>20.8785053327972</text:p>
          </table:table-cell>
          <table:table-cell office:value-type="float" office:value="0.178086978463518" calcext:value-type="float">
            <text:p>0.178086978463518</text:p>
          </table:table-cell>
          <table:table-cell office:value-type="float" office:value="0.971119850466666" calcext:value-type="float">
            <text:p>0.971119850466666</text:p>
          </table:table-cell>
          <table:table-cell office:value-type="float" office:value="0.0100119931840302" calcext:value-type="float">
            <text:p>0.01001199318403</text:p>
          </table:table-cell>
        </table:table-row>
        <table:table-row table:style-name="ro1">
          <table:table-cell office:value-type="string" calcext:value-type="string">
            <text:p>4.2.05</text:p>
          </table:table-cell>
          <table:table-cell office:value-type="float" office:value="461092758.420751" calcext:value-type="float">
            <text:p>461092758.420751</text:p>
          </table:table-cell>
          <table:table-cell office:value-type="float" office:value="105.614725748698" calcext:value-type="float">
            <text:p>105.614725748698</text:p>
          </table:table-cell>
          <table:table-cell office:value-type="float" office:value="99.6103922526042" calcext:value-type="float">
            <text:p>99.6103922526042</text:p>
          </table:table-cell>
          <table:table-cell office:value-type="float" office:value="28.0535469803156" calcext:value-type="float">
            <text:p>28.0535469803156</text:p>
          </table:table-cell>
          <table:table-cell/>
          <table:table-cell office:value-type="float" office:value="0.897840563841676" calcext:value-type="float">
            <text:p>0.897840563841676</text:p>
          </table:table-cell>
          <table:table-cell office:value-type="float" office:value="457474012.07869" calcext:value-type="float">
            <text:p>457474012.07869</text:p>
          </table:table-cell>
          <table:table-cell office:value-type="float" office:value="105.224405924479" calcext:value-type="float">
            <text:p>105.224405924479</text:p>
          </table:table-cell>
          <table:table-cell office:value-type="float" office:value="99.6042887369792" calcext:value-type="float">
            <text:p>99.6042887369792</text:p>
          </table:table-cell>
          <table:table-cell office:value-type="float" office:value="27.7983661726409" calcext:value-type="float">
            <text:p>27.7983661726409</text:p>
          </table:table-cell>
          <table:table-cell office:value-type="float" office:value="0.0119349696591691" calcext:value-type="float">
            <text:p>0.011934969659169</text:p>
          </table:table-cell>
          <table:table-cell office:value-type="float" office:value="0.897840563841676" calcext:value-type="float">
            <text:p>0.897840563841676</text:p>
          </table:table-cell>
          <table:table-cell office:value-type="float" office:value="457777956.805196" calcext:value-type="float">
            <text:p>457777956.805196</text:p>
          </table:table-cell>
          <table:table-cell office:value-type="float" office:value="114.281778971354" calcext:value-type="float">
            <text:p>114.281778971354</text:p>
          </table:table-cell>
          <table:table-cell office:value-type="float" office:value="99.9923706054688" calcext:value-type="float">
            <text:p>99.9923706054688</text:p>
          </table:table-cell>
          <table:table-cell office:value-type="float" office:value="26.7042631261489" calcext:value-type="float">
            <text:p>26.7042631261489</text:p>
          </table:table-cell>
          <table:table-cell office:value-type="float" office:value="0.151025922359756" calcext:value-type="float">
            <text:p>0.151025922359756</text:p>
          </table:table-cell>
          <table:table-cell office:value-type="float" office:value="0.897840563841676" calcext:value-type="float">
            <text:p>0.897840563841676</text:p>
          </table:table-cell>
          <table:table-cell office:value-type="float" office:value="0.0102670757173788" calcext:value-type="float">
            <text:p>0.010267075717379</text:p>
          </table:table-cell>
        </table:table-row>
        <table:table-row table:style-name="ro1">
          <table:table-cell office:value-type="string" calcext:value-type="string">
            <text:p>4.2.06</text:p>
          </table:table-cell>
          <table:table-cell office:value-type="float" office:value="495572765.743454" calcext:value-type="float">
            <text:p>495572765.743454</text:p>
          </table:table-cell>
          <table:table-cell office:value-type="float" office:value="105.824376424154" calcext:value-type="float">
            <text:p>105.824376424154</text:p>
          </table:table-cell>
          <table:table-cell office:value-type="float" office:value="99.6256510416667" calcext:value-type="float">
            <text:p>99.6256510416667</text:p>
          </table:table-cell>
          <table:table-cell office:value-type="float" office:value="26.5822885550705" calcext:value-type="float">
            <text:p>26.5822885550705</text:p>
          </table:table-cell>
          <table:table-cell/>
          <table:table-cell office:value-type="float" office:value="0.948160435019789" calcext:value-type="float">
            <text:p>0.948160435019789</text:p>
          </table:table-cell>
          <table:table-cell office:value-type="float" office:value="498015849.958562" calcext:value-type="float">
            <text:p>498015849.958562</text:p>
          </table:table-cell>
          <table:table-cell office:value-type="float" office:value="105.436004638672" calcext:value-type="float">
            <text:p>105.436004638672</text:p>
          </table:table-cell>
          <table:table-cell office:value-type="float" office:value="99.6007283528646" calcext:value-type="float">
            <text:p>99.6007283528646</text:p>
          </table:table-cell>
          <table:table-cell office:value-type="float" office:value="26.6673548081342" calcext:value-type="float">
            <text:p>26.6673548081342</text:p>
          </table:table-cell>
          <table:table-cell office:value-type="float" office:value="0.00852455464371208" calcext:value-type="float">
            <text:p>0.008524554643712</text:p>
          </table:table-cell>
          <table:table-cell office:value-type="float" office:value="0.948160435019789" calcext:value-type="float">
            <text:p>0.948160435019789</text:p>
          </table:table-cell>
          <table:table-cell office:value-type="float" office:value="540802872.030777" calcext:value-type="float">
            <text:p>540802872.030777</text:p>
          </table:table-cell>
          <table:table-cell office:value-type="float" office:value="107.614741007487" calcext:value-type="float">
            <text:p>107.614741007487</text:p>
          </table:table-cell>
          <table:table-cell office:value-type="float" office:value="99.9628702799479" calcext:value-type="float">
            <text:p>99.9628702799479</text:p>
          </table:table-cell>
          <table:table-cell office:value-type="float" office:value="27.3287844190411" calcext:value-type="float">
            <text:p>27.3287844190411</text:p>
          </table:table-cell>
          <table:table-cell office:value-type="float" office:value="0.065062136455163" calcext:value-type="float">
            <text:p>0.065062136455163</text:p>
          </table:table-cell>
          <table:table-cell office:value-type="float" office:value="0.948160435019789" calcext:value-type="float">
            <text:p>0.948160435019789</text:p>
          </table:table-cell>
          <table:table-cell office:value-type="float" office:value="0.0146266614237824" calcext:value-type="float">
            <text:p>0.014626661423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09:20:03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1T06:48:06.204000000</meta:creation-date>
    <meta:editing-duration>PT6H1M20S</meta:editing-duration>
    <meta:editing-cycles>9</meta:editing-cycles>
    <meta:generator>LibreOffice/7.1.1.2$Windows_X86_64 LibreOffice_project/fe0b08f4af1bacafe4c7ecc87ce55bb426164676</meta:generator>
    <dc:date>2022-09-05T12:15:51.151000000</dc:date>
    <meta:document-statistic meta:table-count="1" meta:cell-count="203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-dash="Dashed_20__28_var_29__20_2" svg:stroke-width="0.08cm" svg:stroke-color="#800080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202" draw:fill-color="#000202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94cm" svg:height="12.107cm" xlink:href="." xlink:type="simple" chart:class="chart:line" chart:style-name="ch1">
        <chart:title svg:x="7.087cm" svg:y="0.378cm" chart:style-name="ch2">
          <text:p>Encryption + Decryption Time</text:p>
        </chart:title>
        <chart:legend chart:legend-position="end" svg:x="17.547cm" svg:y="5.247cm" style:legend-expansion="high" chart:style-name="ch3"/>
        <chart:plot-area chart:style-name="ch4" chart:data-source-has-labels="both" svg:x="1.408cm" svg:y="1.425cm" svg:width="15.732cm" svg:height="9.469cm">
          <chart:coordinate-region svg:x="2.146cm" svg:y="1.627cm" svg:width="14.897cm" svg:height="8.614cm"/>
          <chart:axis chart:dimension="x" chart:name="primary-x" chart:style-name="ch5" chartooo:axis-type="text">
            <chart:title svg:x="8.793cm" svg:y="11.136cm" chart:style-name="ch6">
              <text:p>Imag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7.38cm" chart:style-name="ch7">
              <text:p>Time ( seconds 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3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osed</text:p>
              </table:table-cell>
              <table:table-cell office:value-type="string">
                <text:p>RSA</text:p>
              </table:table-cell>
              <table:table-cell office:value-type="string">
                <text:p>CB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46">
                <text:p>1.6246</text:p>
              </table:table-cell>
              <table:table-cell office:value-type="float" office:value="2.4499">
                <text:p>2.4499</text:p>
              </table:table-cell>
              <table:table-cell office:value-type="float" office:value="0.4219">
                <text:p>0.42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95">
                <text:p>1.6495</text:p>
              </table:table-cell>
              <table:table-cell office:value-type="float" office:value="2.6087">
                <text:p>2.6087</text:p>
              </table:table-cell>
              <table:table-cell office:value-type="float" office:value="0.4259">
                <text:p>0.4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88">
                <text:p>1.5888</text:p>
              </table:table-cell>
              <table:table-cell office:value-type="float" office:value="2.4787">
                <text:p>2.4787</text:p>
              </table:table-cell>
              <table:table-cell office:value-type="float" office:value="0.4391">
                <text:p>0.4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022">
                <text:p>1.6022</text:p>
              </table:table-cell>
              <table:table-cell office:value-type="float" office:value="2.5271">
                <text:p>2.5271</text:p>
              </table:table-cell>
              <table:table-cell office:value-type="float" office:value="0.4296">
                <text:p>0.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222">
                <text:p>1.6222</text:p>
              </table:table-cell>
              <table:table-cell office:value-type="float" office:value="2.485">
                <text:p>2.48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245">
                <text:p>1.6245</text:p>
              </table:table-cell>
              <table:table-cell office:value-type="float" office:value="2.6046">
                <text:p>2.6046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20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56cm" svg:height="14.536cm" xlink:href=".." xlink:type="simple" chart:class="chart:bar" chart:style-name="ch1">
        <chart:title svg:x="8.326cm" svg:y="0.426cm" chart:style-name="ch2">
          <text:p>NPCR Comparison</text:p>
        </chart:title>
        <chart:legend chart:legend-position="end" svg:x="16.53cm" svg:y="6.462cm" style:legend-expansion="high" chart:style-name="ch3"/>
        <chart:plot-area chart:style-name="ch4" table:cell-range-address="Sheet1.D14:Sheet1.D20 Sheet1.J14:Sheet1.J20 Sheet1.P14:Sheet1.P20" chart:data-source-has-labels="row" svg:x="1.416cm" svg:y="1.521cm" svg:width="14.699cm" svg:height="11.754cm">
          <chart:coordinate-region svg:x="2.239cm" svg:y="1.724cm" svg:width="13.876cm" svg:height="10.899cm"/>
          <chart:axis chart:dimension="x" chart:name="primary-x" chart:style-name="ch5">
            <chart:title svg:x="8.284cm" svg:y="13.565cm" chart:style-name="ch6">
              <text:p>Image</text:p>
            </chart:title>
          </chart:axis>
          <chart:axis chart:dimension="y" chart:name="primary-y" chart:style-name="ch7">
            <chart:title svg:x="0.451cm" svg:y="8.323cm" chart:style-name="ch8">
              <text:p>NPCR value</text:p>
            </chart:title>
            <chart:grid chart:style-name="ch9" chart:class="major"/>
          </chart:axis>
          <chart:series chart:style-name="ch10" chart:values-cell-range-address="Sheet1.D15:Sheet1.D20" chart:label-cell-address="Sheet1.D14:Sheet1.D14" chart:class="chart:bar">
            <chart:data-point chart:repeated="6"/>
          </chart:series>
          <chart:series chart:style-name="ch11" chart:values-cell-range-address="Sheet1.J15:Sheet1.J20" chart:label-cell-address="Sheet1.J14:Sheet1.J14" chart:class="chart:bar">
            <chart:data-point chart:repeated="6"/>
          </chart:series>
          <chart:series chart:style-name="ch12" chart:values-cell-range-address="Sheet1.P15:Sheet1.P20" chart:label-cell-address="Sheet1.P14:Sheet1.P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C BMP NPCR</text:p>
                <draw:g>
                  <svg:desc>Sheet1.D14:Sheet1.D14</svg:desc>
                </draw:g>
              </table:table-cell>
              <table:table-cell office:value-type="string">
                <text:p>Proposed BMP NPCR</text:p>
                <draw:g>
                  <svg:desc>Sheet1.J14:Sheet1.J14</svg:desc>
                </draw:g>
              </table:table-cell>
              <table:table-cell office:value-type="string">
                <text:p>RSA BMP NPCR</text:p>
                <draw:g>
                  <svg:desc>Sheet1.P14:Sheet1.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6297200520833">
                <text:p>99.6297200520833</text:p>
                <draw:g>
                  <svg:desc>Sheet1.D15:Sheet1.D20</svg:desc>
                </draw:g>
              </table:table-cell>
              <table:table-cell office:value-type="float" office:value="99.6180216471354">
                <text:p>99.6180216471354</text:p>
                <draw:g>
                  <svg:desc>Sheet1.J15:Sheet1.J20</svg:desc>
                </draw:g>
              </table:table-cell>
              <table:table-cell office:value-type="float" office:value="96.0057576497395">
                <text:p>96.0057576497395</text:p>
                <draw:g>
                  <svg:desc>Sheet1.P15:Sheet1.P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6139526367187">
                <text:p>99.6139526367187</text:p>
              </table:table-cell>
              <table:table-cell office:value-type="float" office:value="99.5981852213541">
                <text:p>99.5981852213541</text:p>
              </table:table-cell>
              <table:table-cell office:value-type="float" office:value="99.993896484375">
                <text:p>99.993896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6195475260416">
                <text:p>99.6195475260416</text:p>
              </table:table-cell>
              <table:table-cell office:value-type="float" office:value="99.6149698893229">
                <text:p>99.6149698893229</text:p>
              </table:table-cell>
              <table:table-cell office:value-type="float" office:value="99.036153157552">
                <text:p>99.036153157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175130208333">
                <text:p>99.6175130208333</text:p>
              </table:table-cell>
              <table:table-cell office:value-type="float" office:value="99.6088663736979">
                <text:p>99.6088663736979</text:p>
              </table:table-cell>
              <table:table-cell office:value-type="float" office:value="97.3236083984375">
                <text:p>97.323608398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103922526042">
                <text:p>99.6103922526042</text:p>
              </table:table-cell>
              <table:table-cell office:value-type="float" office:value="99.6042887369792">
                <text:p>99.6042887369792</text:p>
              </table:table-cell>
              <table:table-cell office:value-type="float" office:value="99.9923706054688">
                <text:p>99.9923706054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6256510416667">
                <text:p>99.6256510416667</text:p>
              </table:table-cell>
              <table:table-cell office:value-type="float" office:value="99.6007283528646">
                <text:p>99.6007283528646</text:p>
              </table:table-cell>
              <table:table-cell office:value-type="float" office:value="99.9628702799479">
                <text:p>99.9628702799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20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55cm" svg:height="13.446cm" xlink:href=".." xlink:type="simple" chart:class="chart:bar" chart:style-name="ch1">
        <chart:title svg:x="8.434cm" svg:y="0.404cm" chart:style-name="ch2">
          <text:p>UACI comparison</text:p>
        </chart:title>
        <chart:legend chart:legend-position="end" svg:x="16.577cm" svg:y="5.917cm" style:legend-expansion="high" chart:style-name="ch3"/>
        <chart:plot-area chart:style-name="ch4" table:cell-range-address="Sheet1.E14:Sheet1.E20 Sheet1.K14:Sheet1.K20 Sheet1.Q14:Sheet1.Q20" chart:data-source-has-labels="row" svg:x="1.414cm" svg:y="1.477cm" svg:width="14.75cm" svg:height="10.73cm">
          <chart:coordinate-region svg:x="2.046cm" svg:y="1.679cm" svg:width="14.118cm" svg:height="9.875cm"/>
          <chart:axis chart:dimension="x" chart:name="primary-x" chart:style-name="ch5">
            <chart:title svg:x="8.308cm" svg:y="12.475cm" chart:style-name="ch6">
              <text:p>Image</text:p>
            </chart:title>
          </chart:axis>
          <chart:axis chart:dimension="y" chart:name="primary-y" chart:style-name="ch7">
            <chart:title svg:x="0.451cm" svg:y="7.693cm" chart:style-name="ch8">
              <text:p>UACI value</text:p>
            </chart:title>
            <chart:grid chart:style-name="ch9" chart:class="major"/>
          </chart:axis>
          <chart:series chart:style-name="ch10" chart:values-cell-range-address="Sheet1.E15:Sheet1.E20" chart:label-cell-address="Sheet1.E14:Sheet1.E14" chart:class="chart:bar">
            <chart:data-point chart:repeated="6"/>
          </chart:series>
          <chart:series chart:style-name="ch11" chart:values-cell-range-address="Sheet1.K15:Sheet1.K20" chart:label-cell-address="Sheet1.K14:Sheet1.K14" chart:class="chart:bar">
            <chart:data-point chart:repeated="6"/>
          </chart:series>
          <chart:series chart:style-name="ch12" chart:values-cell-range-address="Sheet1.Q15:Sheet1.Q20" chart:label-cell-address="Sheet1.Q14:Sheet1.Q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C BMP UACI</text:p>
                <draw:g>
                  <svg:desc>Sheet1.E14:Sheet1.E14</svg:desc>
                </draw:g>
              </table:table-cell>
              <table:table-cell office:value-type="string">
                <text:p>Proposed BMP UACI</text:p>
                <draw:g>
                  <svg:desc>Sheet1.K14:Sheet1.K14</svg:desc>
                </draw:g>
              </table:table-cell>
              <table:table-cell office:value-type="string">
                <text:p>RSA BMP UACI</text:p>
                <draw:g>
                  <svg:desc>Sheet1.Q14:Sheet1.Q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48304419424">
                <text:p>31.448304419424</text:p>
                <draw:g>
                  <svg:desc>Sheet1.E15:Sheet1.E20</svg:desc>
                </draw:g>
              </table:table-cell>
              <table:table-cell office:value-type="float" office:value="31.0163909313725">
                <text:p>31.0163909313725</text:p>
                <draw:g>
                  <svg:desc>Sheet1.K15:Sheet1.K20</svg:desc>
                </draw:g>
              </table:table-cell>
              <table:table-cell office:value-type="float" office:value="25.3968302408854">
                <text:p>25.3968302408854</text:p>
                <draw:g>
                  <svg:desc>Sheet1.Q15:Sheet1.Q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0816925647212">
                <text:p>21.0816925647212</text:p>
              </table:table-cell>
              <table:table-cell office:value-type="float" office:value="18.6082727768841">
                <text:p>18.6082727768841</text:p>
              </table:table-cell>
              <table:table-cell office:value-type="float" office:value="14.2460722081801">
                <text:p>14.2460722081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037458831188">
                <text:p>22.5037458831188</text:p>
              </table:table-cell>
              <table:table-cell office:value-type="float" office:value="22.7157712450214">
                <text:p>22.7157712450214</text:p>
              </table:table-cell>
              <table:table-cell office:value-type="float" office:value="22.3478010589001">
                <text:p>22.3478010589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8047640931373">
                <text:p>23.8047640931373</text:p>
              </table:table-cell>
              <table:table-cell office:value-type="float" office:value="23.8518628887102">
                <text:p>23.8518628887102</text:p>
              </table:table-cell>
              <table:table-cell office:value-type="float" office:value="20.8785053327972">
                <text:p>20.8785053327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0535469803156">
                <text:p>28.0535469803156</text:p>
              </table:table-cell>
              <table:table-cell office:value-type="float" office:value="27.7983661726409">
                <text:p>27.7983661726409</text:p>
              </table:table-cell>
              <table:table-cell office:value-type="float" office:value="26.7042631261489">
                <text:p>26.7042631261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5822885550705">
                <text:p>26.5822885550705</text:p>
              </table:table-cell>
              <table:table-cell office:value-type="float" office:value="26.6673548081342">
                <text:p>26.6673548081342</text:p>
              </table:table-cell>
              <table:table-cell office:value-type="float" office:value="27.3287844190411">
                <text:p>27.32878441904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202" draw:fill-color="#000202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75cm" svg:height="13.461cm" xlink:href=".." xlink:type="simple" chart:class="chart:line" chart:style-name="ch1">
        <chart:title svg:x="8.231cm" svg:y="0.405cm" chart:style-name="ch2">
          <text:p>Encrypted Correlation</text:p>
        </chart:title>
        <chart:legend chart:legend-position="end" svg:x="14.672cm" svg:y="5.924cm" style:legend-expansion="high" chart:style-name="ch3"/>
        <chart:plot-area chart:style-name="ch4" table:cell-range-address="Sheet1.L14:Sheet1.L20 Sheet1.R14:Sheet1.R20 Sheet1.T14:Sheet1.T20" chart:data-source-has-labels="row" svg:x="1.422cm" svg:y="1.479cm" svg:width="12.829cm" svg:height="10.742cm">
          <chart:coordinate-region svg:x="2.35cm" svg:y="1.681cm" svg:width="11.804cm" svg:height="9.887cm"/>
          <chart:axis chart:dimension="x" chart:name="primary-x" chart:style-name="ch5">
            <chart:title svg:x="7.355cm" svg:y="12.49cm" chart:style-name="ch6">
              <text:p>Image</text:p>
            </chart:title>
          </chart:axis>
          <chart:axis chart:dimension="y" chart:name="primary-y" chart:style-name="ch5">
            <chart:title svg:x="0.557cm" svg:y="8.443cm" chart:style-name="ch7">
              <text:p>Correlation  Coefficient</text:p>
            </chart:title>
            <chart:grid chart:style-name="ch8" chart:class="major"/>
          </chart:axis>
          <chart:series chart:style-name="ch9" chart:values-cell-range-address="Sheet1.L15:Sheet1.L20" chart:label-cell-address="Sheet1.L14:Sheet1.L14" chart:class="chart:line">
            <chart:data-point chart:repeated="6"/>
          </chart:series>
          <chart:series chart:style-name="ch10" chart:values-cell-range-address="Sheet1.R15:Sheet1.R20" chart:label-cell-address="Sheet1.R14:Sheet1.R14" chart:class="chart:line">
            <chart:data-point chart:repeated="6"/>
          </chart:series>
          <chart:series chart:style-name="ch11" chart:values-cell-range-address="Sheet1.T15:Sheet1.T20" chart:label-cell-address="Sheet1.T14:Sheet1.T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osed BMP ENC Correlation</text:p>
                <draw:g>
                  <svg:desc>Sheet1.L14:Sheet1.L14</svg:desc>
                </draw:g>
              </table:table-cell>
              <table:table-cell office:value-type="string">
                <text:p>RSA BMP ENC Correlation</text:p>
                <draw:g>
                  <svg:desc>Sheet1.R14:Sheet1.R14</svg:desc>
                </draw:g>
              </table:table-cell>
              <table:table-cell office:value-type="string">
                <text:p>CBC BMP ENC Correlation</text:p>
                <draw:g>
                  <svg:desc>Sheet1.T14:Sheet1.T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62489399020106">
                <text:p>0.00962489399020106</text:p>
                <draw:g>
                  <svg:desc>Sheet1.L15:Sheet1.L20</svg:desc>
                </draw:g>
              </table:table-cell>
              <table:table-cell office:value-type="float" office:value="0.121260868416091">
                <text:p>0.121260868416091</text:p>
                <draw:g>
                  <svg:desc>Sheet1.R15:Sheet1.R20</svg:desc>
                </draw:g>
              </table:table-cell>
              <table:table-cell office:value-type="float" office:value="0.0135418863030177">
                <text:p>0.0135418863030177</text:p>
                <draw:g>
                  <svg:desc>Sheet1.T15:Sheet1.T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2549439432112">
                <text:p>0.0122549439432112</text:p>
              </table:table-cell>
              <table:table-cell office:value-type="float" office:value="0.102741523420732">
                <text:p>0.102741523420732</text:p>
              </table:table-cell>
              <table:table-cell office:value-type="float" office:value="0.0131989408401511">
                <text:p>0.0131989408401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52374101620111">
                <text:p>0.00752374101620111</text:p>
              </table:table-cell>
              <table:table-cell office:value-type="float" office:value="0.166735056498593">
                <text:p>0.166735056498593</text:p>
              </table:table-cell>
              <table:table-cell office:value-type="float" office:value="0.0147077438391046">
                <text:p>0.0147077438391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2202200838464">
                <text:p>0.0132202200838464</text:p>
              </table:table-cell>
              <table:table-cell office:value-type="float" office:value="0.178086978463518">
                <text:p>0.178086978463518</text:p>
              </table:table-cell>
              <table:table-cell office:value-type="float" office:value="0.0100119931840302">
                <text:p>0.0100119931840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9349696591691">
                <text:p>0.0119349696591691</text:p>
              </table:table-cell>
              <table:table-cell office:value-type="float" office:value="0.151025922359756">
                <text:p>0.151025922359756</text:p>
              </table:table-cell>
              <table:table-cell office:value-type="float" office:value="0.0102670757173788">
                <text:p>0.0102670757173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52455464371208">
                <text:p>0.00852455464371208</text:p>
              </table:table-cell>
              <table:table-cell office:value-type="float" office:value="0.065062136455163">
                <text:p>0.065062136455163</text:p>
              </table:table-cell>
              <table:table-cell office:value-type="float" office:value="0.0146266614237824">
                <text:p>0.01462666142378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